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0398in" fo:margin-bottom="0.0972in" style:contextual-spacing="false" fo:line-height="115%" fo:text-align="left" style:justify-single-word="false"/>
      <style:text-properties style:font-name="Nimbus Roman" fo:font-size="16pt" style:font-size-asian="16pt" style:font-size-complex="16pt"/>
    </style:style>
    <style:style style:name="P2" style:family="paragraph" style:parent-style-name="Heading_20_2">
      <style:paragraph-properties fo:margin-top="0.0398in" fo:margin-bottom="0.0972in" style:contextual-spacing="false" fo:line-height="115%" fo:text-align="left" style:justify-single-word="false"/>
      <style:text-properties style:font-name="Nimbus Roman" fo:font-size="16pt" officeooo:paragraph-rsid="001c32f0" style:font-size-asian="16pt" style:font-size-complex="16pt"/>
    </style:style>
    <style:style style:name="P3" style:family="paragraph" style:parent-style-name="Text_20_body">
      <style:paragraph-properties fo:margin-top="0.0398in" fo:margin-bottom="0.0972in" style:contextual-spacing="false" fo:line-height="115%" fo:text-align="left" style:justify-single-word="false"/>
      <style:text-properties style:font-name="Nimbus Roman" fo:font-size="16pt" officeooo:rsid="0021eb1a" officeooo:paragraph-rsid="0021eb1a" style:font-size-asian="16pt" style:font-size-complex="16pt"/>
    </style:style>
    <style:style style:name="P4" style:family="paragraph" style:parent-style-name="Heading_20_2">
      <style:paragraph-properties fo:margin-top="0.0398in" fo:margin-bottom="0.0972in" style:contextual-spacing="false" fo:line-height="115%"/>
      <style:text-properties style:font-name="Nimbus Roman" fo:font-size="12pt" style:font-size-asian="12pt" style:font-size-complex="12pt"/>
    </style:style>
    <style:style style:name="P5" style:family="paragraph" style:parent-style-name="Text_20_body">
      <style:paragraph-properties fo:margin-top="0.0398in" fo:margin-bottom="0.0972in" style:contextual-spacing="false" fo:line-height="115%"/>
      <style:text-properties style:font-name="Nimbus Roman"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margin-top="0.0398in" fo:margin-bottom="0in" style:contextual-spacing="false" fo:text-indent="0in" style:auto-text-indent="false"/>
      <style:text-properties style:font-name="Nimbus Roman" style:font-size-asian="12pt"/>
    </style:style>
    <style:style style:name="P7" style:family="paragraph" style:parent-style-name="Heading_20_2">
      <style:paragraph-properties fo:margin-top="0in" fo:margin-bottom="0.0972in" style:contextual-spacing="false" fo:line-height="115%"/>
      <style:text-properties style:font-name="Nimbus Roman" fo:font-size="12pt" style:font-size-asian="12pt" style:font-size-complex="12pt"/>
    </style:style>
    <style:style style:name="P8" style:family="paragraph" style:parent-style-name="Text_20_body">
      <style:text-properties style:font-name="Nimbus Roman" fo:font-size="12pt" style:font-size-asian="12pt" style:font-size-complex="12pt"/>
    </style:style>
    <style:style style:name="P9" style:family="paragraph" style:parent-style-name="Text_20_body" style:list-style-name="L1">
      <style:text-properties style:font-name="Nimbus Roman" style:font-size-asian="12pt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  <style:text-properties style:font-name="Nimbus Roman" style:font-size-asian="12pt"/>
    </style:style>
    <style:style style:name="P11" style:family="paragraph" style:parent-style-name="Text_20_body">
      <style:paragraph-properties fo:margin-top="0in" fo:margin-bottom="0.0972in" style:contextual-spacing="false" fo:line-height="115%"/>
      <style:text-properties style:font-name="Nimbus Roman" fo:font-size="12pt" fo:font-weight="normal" officeooo:rsid="001c32f0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text-properties style:font-name="Nimbus Roman" fo:font-weight="bold" officeooo:rsid="001c32f0" style:font-size-asian="12pt"/>
    </style:style>
    <style:style style:name="P13" style:family="paragraph" style:parent-style-name="Text_20_body" style:list-style-name="L2">
      <style:paragraph-properties fo:margin-left="0in" fo:margin-right="0in" fo:text-indent="0in" style:auto-text-indent="false"/>
      <style:text-properties style:font-name="Nimbus Roman" officeooo:rsid="001c32f0" style:font-size-asian="12pt"/>
    </style:style>
    <style:style style:name="P14" style:family="paragraph" style:parent-style-name="Text_20_body">
      <style:paragraph-properties fo:margin-top="0in" fo:margin-bottom="0.0972in" style:contextual-spacing="false" fo:line-height="115%"/>
      <style:text-properties style:font-name="Nimbus Roman" fo:font-size="12pt" style:font-size-asian="12pt" style:font-size-complex="12pt"/>
    </style:style>
    <style:style style:name="P15" style:family="paragraph" style:parent-style-name="Text_20_body" style:list-style-name="L3">
      <style:text-properties style:font-name="Nimbus Roman" fo:font-weight="bold" style:font-size-asian="12pt"/>
    </style:style>
    <style:style style:name="P16" style:family="paragraph" style:parent-style-name="Text_20_body" style:list-style-name="L3">
      <style:text-properties style:font-name="Nimbus Roman" style:font-size-asian="12pt"/>
    </style:style>
    <style:style style:name="P17" style:family="paragraph" style:parent-style-name="Text_20_body" style:list-style-name="L3">
      <style:paragraph-properties fo:margin-left="0in" fo:margin-right="0in" fo:text-indent="0in" style:auto-text-indent="false"/>
      <style:text-properties style:font-name="Nimbus Roman" style:font-size-asian="12pt"/>
    </style:style>
    <style:style style:name="P18" style:family="paragraph" style:parent-style-name="Text_20_body">
      <style:paragraph-properties fo:margin-top="0in" fo:margin-bottom="0.0972in" style:contextual-spacing="false" fo:line-height="115%"/>
      <style:text-properties style:font-name="Nimbus Roman" fo:font-size="12pt" fo:font-weight="bold" officeooo:rsid="001bc710" style:font-size-asian="12pt" style:font-size-complex="12pt"/>
    </style:style>
    <style:style style:name="P19" style:family="paragraph" style:parent-style-name="Text_20_body" style:list-style-name="L4">
      <style:paragraph-properties fo:margin-left="0in" fo:margin-right="0in" fo:text-indent="0in" style:auto-text-indent="false"/>
      <style:text-properties style:font-name="Nimbus Roman" officeooo:rsid="001bc710" style:font-size-asian="12pt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style:font-name="Nimbus Roman" officeooo:rsid="001bc710" style:font-size-asian="12pt"/>
    </style:style>
    <style:style style:name="P21" style:family="paragraph" style:parent-style-name="Text_20_body" style:list-style-name="L4">
      <style:paragraph-properties fo:margin-left="0in" fo:margin-right="0in" fo:text-indent="0in" style:auto-text-indent="false"/>
      <style:text-properties style:font-name="Nimbus Roman" officeooo:rsid="001bc710" officeooo:paragraph-rsid="001eab4e" style:font-size-asian="12pt"/>
    </style:style>
    <style:style style:name="P22" style:family="paragraph" style:parent-style-name="Text_20_body" style:list-style-name="L4">
      <style:text-properties style:font-name="Nimbus Roman" officeooo:rsid="001bc710" style:font-size-asian="12pt"/>
    </style:style>
    <style:style style:name="P23" style:family="paragraph" style:parent-style-name="Text_20_body">
      <style:text-properties style:font-name="Nimbus Roman" fo:font-weight="bold" officeooo:rsid="001bc710" style:font-size-asian="12pt"/>
    </style:style>
    <style:style style:name="P24" style:family="paragraph" style:parent-style-name="Text_20_body" style:list-style-name="L5">
      <style:paragraph-properties fo:margin-left="0in" fo:margin-right="0in" fo:text-indent="0in" style:auto-text-indent="false"/>
      <style:text-properties style:font-name="Nimbus Roman" officeooo:rsid="001bc710" style:font-size-asian="12pt"/>
    </style:style>
    <style:style style:name="P2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style:font-name="Nimbus Roman" officeooo:rsid="001bc710" style:font-size-asian="12pt"/>
    </style:style>
    <style:style style:name="P26" style:family="paragraph" style:parent-style-name="Text_20_body" style:list-style-name="L6">
      <style:paragraph-properties fo:margin-left="0in" fo:margin-right="0in" fo:text-indent="0in" style:auto-text-indent="false"/>
      <style:text-properties style:font-name="Nimbus Roman" officeooo:rsid="001bc710" officeooo:paragraph-rsid="001eab4e" style:font-size-asian="12pt"/>
    </style:style>
    <style:style style:name="P27" style:family="paragraph" style:parent-style-name="Text_20_body" style:list-style-name="L6">
      <style:paragraph-properties fo:margin-left="0in" fo:margin-right="0in" fo:text-indent="0in" style:auto-text-indent="false"/>
      <style:text-properties style:font-name="Nimbus Roman" officeooo:rsid="001bc710" style:font-size-asian="12pt"/>
    </style:style>
    <style:style style:name="P28" style:family="paragraph" style:parent-style-name="Text_20_body">
      <style:paragraph-properties fo:margin-top="0in" fo:margin-bottom="0.0972in" style:contextual-spacing="false" fo:line-height="115%"/>
      <style:text-properties style:font-name="Nimbus Roman" fo:font-size="12pt" officeooo:rsid="001bc710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officeooo:rsid="0021eb1a"/>
    </style:style>
    <style:style style:name="T3" style:family="text">
      <style:text-properties fo:font-style="italic"/>
    </style:style>
    <style:style style:name="T4" style:family="text">
      <style:text-properties officeooo:rsid="001eab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de Aula – Entrega 1 </text:h>
      <text:h text:style-name="P2" text:outline-level="2">Formulación del Problema y Objetivos del Análisis</text:h>
      <text:p text:style-name="P3">Emanuel Cabrera Novoa</text:p>
      <text:h text:style-name="P4" text:outline-level="2">1. Contexto Organizacional</text:h>
      <text:p text:style-name="P5"><text:span text:style-name="T1">Entidad:</text:span> Rama Judicial de Colombia, específicamente enfocada en el análisis de tutelas de primera instancia.</text:p>
      <text:p text:style-name="P6"><text:bookmark text:name="p-rc_d872377619f5d9f1-153"/><text:span text:style-name="T1">Situación Actual:</text:span> La Rama Judicial gestiona un volumen masivo de acciones de tutela, el mecanismo constitucional predilecto para la protección de derechos fundamentales. Actualmente, la admisión de estas acciones es un proceso manual y altamente dependiente de la interpretación discrecional del funcionario judicial, l<text:span text:style-name="T2">1</text:span>o que genera una <text:span text:style-name="T1">variabilidad significativa en los criterios de procedencia</text:span>. La entidad carece de una herramienta analítica que estandarice la evaluación de los presupuestos formales (subsidiariedad y legitimación), lo que deriva en una carga innecesaria para los despachos judiciales.</text:p>
      <text:p text:style-name="P6"><text:bookmark text:name="p-rc_d872377619f5d9f1-154"/><text:span text:style-name="T1">Necesidad Analítica:</text:span> La organización requiere transitar hacia un modelo de <text:span text:style-name="T1">inteligencia analítica predictiva</text:span> que permita clasificar de manera técnica y estandarizada la viabilidad de la acción de tutela. La necesidad estratégica no es solo procesar datos, sino convertir el conocimiento experto de los jueces y magistrados en un modelo matemático que actúe como apoyo a la decisión. Esto permitirá filtrar la "litigiosidad inútil" desde el momento de la admisión, permitiendo que los despachos concentren sus recursos humanos y temporales únicamente en aquellos casos que cumplen con los requisitos de procedibilidad y requieren una intervención urgente.</text:p>
      <text:p text:style-name="P6"/>
      <text:h text:style-name="P7" text:outline-level="2">2. Planteamiento del Problema</text:h>
      <text:p text:style-name="P8">El problema de negocio se centra en la <text:span text:style-name="T1">incertidumbre jurídica</text:span> y la <text:span text:style-name="T1">inconsistencia en la procedibilidad</text:span> de las acciones de tutela. A pesar de ser un mecanismo constitucional diseñado para la protección inmediata de derechos, el alto volumen de tutelas presentadas sin cumplir los requisitos de procedibilidad (subsidiariedad y legitimación) genera una carga administrativa que colapsa los despachos.</text:p>
      <text:list text:style-name="L1">
        <text:list-item>
          <text:p text:style-name="P9"><text:span text:style-name="T1">La brecha:</text:span> La falta de una herramienta que permita identificar, en la etapa de admisión, si una tutela cumple con los criterios de procedencia antes de ser admitida a trámite.</text:p>
        </text:list-item>
        <text:list-item>
          <text:p text:style-name="P10"><text:bookmark text:name="p-rc_9ea08acdd01e8983-139"/><text:span text:style-name="T1">El impacto:</text:span> La "litigiosidad inútil" no solo afecta al sistema, sino que demora la respuesta a los ciudadanos cuyas tutelas sí cumplen con todos los criterios y requieren una protección urgente.</text:p>
        </text:list-item>
      </text:list>
      <text:h text:style-name="P7" text:outline-level="2">3. Objetivos del Análisis</text:h>
      <text:p text:style-name="P11"><text:span text:style-name="T1">Objetivo General:</text:span> Implementar un modelo de clasificación binaria que determine la viabilidad jurídica (procedencia o improcedencia) de una acción de tutela basándose en criterios jurisprudenciales estandarizados.</text:p>
      <text:list text:style-name="L2">
        <text:list-item>
          <text:p text:style-name="P12"><text:soft-page-break/>Objetivos Específicos:</text:p>
          <text:list>
            <text:list-item>
              <text:p text:style-name="P13"><text:bookmark text:name="p-rc_9ea08acdd01e8983-140"/><text:span text:style-name="T1">Codificar un dataset "Gold Standard":</text:span> Estructurar una base de datos de 350 sentencias etiquetadas mediante una rúbrica jurídica experta, extrayendo variables determinantes como <text:span text:style-name="T3">existencia de otro medio de defensa</text:span> y <text:span text:style-name="T3">perjuicio irremediable</text:span>.</text:p>
            </text:list-item>
            <text:list-item>
              <text:p text:style-name="P13"><text:bookmark text:name="p-rc_9ea08acdd01e8983-141"/><text:span text:style-name="T1">Entrenar y validar un modelo de clasificación:</text:span> Aplicar algoritmos de Machine Learning (como Random Forest o Support Vector Machines) para predecir el resultado (Procede/Improcede) y medir su eficacia mediante métricas como <text:span text:style-name="T3">Accuracy</text:span> y <text:span text:style-name="T3">F1-Score</text:span>.</text:p>
            </text:list-item>
          </text:list>
        </text:list-item>
      </text:list>
      <text:h text:style-name="P7" text:outline-level="2">4. Fuentes de Datos</text:h>
      <text:p text:style-name="P14"><text:bookmark text:name="p-rc_0b9b3834bc5a006d-99"/><text:span text:style-name="T1">Estrategia de Recolección:</text:span> La obtención de datos se realizará mediante un proceso de <text:span text:style-name="T1">etiquetado experto supervisado</text:span>. Dado que los datos crudos del sistema judicial no contienen variables como "procedencia de la tutela" o "existencia de perjuicio irremediable" de forma estructurada, se utilizará una muestra representativa de <text:span text:style-name="T4">350</text:span> sentencias de tutela extraídas del buscador de la Corte Constitucional y la Rama Judicial.</text:p>
      <text:p text:style-name="P14"/>
      <text:list text:style-name="L3">
        <text:list-item>
          <text:p text:style-name="P15">Proceso de Construcción del Dataset:</text:p>
          <text:list>
            <text:list-item>
              <text:p text:style-name="P16"><text:span text:style-name="T1">Selección de Muestra:</text:span> Se extraerán los textos de las sentencias utilizando técnicas de <text:span text:style-name="T3">web scraping</text:span> automatizado sobre los portales oficiales de la Rama Judicial.</text:p>
            </text:list-item>
            <text:list-item>
              <text:p text:style-name="P17"><text:bookmark text:name="p-rc_0b9b3834bc5a006d-100"/><text:span text:style-name="T1">Etiquetado por Expertos:</text:span> Un estudiante de derecho de la Universidad de Medellín actuará como codificador experto, aplicando una <text:span text:style-name="T1">rúbrica de evaluación estandarizada</text:span> sobre cada sentencia.</text:p>
            </text:list-item>
            <text:list-item>
              <text:p text:style-name="P16"><text:span text:style-name="T1">Variables Codificadas:</text:span> El experto determinará la presencia de parámetros legales clave, tales como:</text:p>
              <text:list>
                <text:list-item>
                  <text:p text:style-name="P16">Existencia de otro medio de defensa judicial.</text:p>
                </text:list-item>
                <text:list-item>
                  <text:p text:style-name="P16">Configuración de perjuicio irremediable.</text:p>
                </text:list-item>
                <text:list-item>
                  <text:p text:style-name="P16">Condición de sujeto de especial protección.</text:p>
                </text:list-item>
                <text:list-item>
                  <text:p text:style-name="P17"><text:bookmark text:name="p-rc_0b9b3834bc5a006d-101"/><text:span text:style-name="T1">Target (Variable Objetivo):</text:span> Procedencia o improcedencia de la acción de tutela.</text:p>
                </text:list-item>
              </text:list>
            </text:list-item>
          </text:list>
        </text:list-item>
        <text:list-item>
          <text:p text:style-name="P17"><text:bookmark text:name="p-rc_0b9b3834bc5a006d-102"/><text:span text:style-name="T1">Estructura final del Dataset:</text:span> Tras el proceso de codificación, se generará una matriz de datos estructurada que cumplirá con el requisito de más de 20 variables (numéricas y categóricas) y más de <text:span text:style-name="T4">350</text:span> registros, transformando el lenguaje natural jurídico en datos analíticos aptos para modelos de Machine Learning.</text:p>
        </text:list-item>
      </text:list>
      <text:h text:style-name="P7" text:outline-level="2">5. Alcance Preliminar del Proyecto</text:h>
      <text:p text:style-name="P18">Aspectos que se abordarán:</text:p>
      <text:list text:style-name="L4">
        <text:list-item>
          <text:p text:style-name="P19"><text:bookmark text:name="p-rc_3623af7f372ff1f3-127"/><text:soft-page-break/><text:span text:style-name="T1">Diseño metodológico:</text:span> Construcción y validación de una rúbrica de evaluación jurídica que permita transformar criterios jurisprudenciales en variables cuantitativas.</text:p>
        </text:list-item>
        <text:list-item>
          <text:p text:style-name="P20"><text:bookmark text:name="p-rc_3623af7f372ff1f3-128"/><text:span text:style-name="T1">Gestión de datos (Human-in-the-Loop):</text:span> Ejecución de un proceso de etiquetado supervisado donde un experto en derecho de la Universidad de Medellín codificará una muestra de 10,000 sentencias de tutela.</text:p>
        </text:list-item>
        <text:list-item>
          <text:p text:style-name="P21"><text:bookmark text:name="p-rc_3623af7f372ff1f3-129"/><text:span text:style-name="T1">Ingeniería de variables:</text:span> Creación de un dataset estructurado con al menos 20 variables, integrando tanto datos categóricos (ej. especialidad, tipo de sujeto) como numéricos (ej. tiempos de resolución).</text:p>
        </text:list-item>
        <text:list-item>
          <text:p text:style-name="P21"><text:bookmark text:name="p-rc_3623af7f372ff1f3-130"/><text:span text:style-name="T1">Modelado predictivo:</text:span> Implementación de algoritmos de Machine Learning (supervisado y no supervisado) para clasificar la procedencia de las tutelas y detectar patrones de mora.</text:p>
        </text:list-item>
        <text:list-item>
          <text:p text:style-name="P22"><text:bookmark text:name="p-rc_3623af7f372ff1f3-131"/><text:span text:style-name="T1">Evaluación analítica:</text:span> Medición del desempeño del sistema mediante métricas técnicas (Accuracy, Recall, AUC, MAE/RMSE).</text:p>
        </text:list-item>
      </text:list>
      <text:p text:style-name="P23">Aspectos que no se abordarán:</text:p>
      <text:list text:style-name="L5">
        <text:list-item>
          <text:p text:style-name="P24"><text:bookmark text:name="p-rc_3623af7f372ff1f3-132"/><text:span text:style-name="T1">Análisis semántico avanzado:</text:span> No se realizarán técnicas de Deep Learning (como redes neuronales profundas o modelos de lenguaje tipo Transformer) para el análisis textual, ya que el enfoque se limita a variables estructuradas.</text:p>
        </text:list-item>
        <text:list-item>
          <text:p text:style-name="P25"><text:bookmark text:name="p-rc_3623af7f372ff1f3-133"/><text:span text:style-name="T1">Procesamiento penal:</text:span> El alcance se circunscribe exclusivamente a la acción de tutela por su alta relevancia en la protección de derechos fundamentales y su volumen de datos.</text:p>
        </text:list-item>
        <text:list-item>
          <text:p text:style-name="P25"><text:bookmark text:name="p-rc_3623af7f372ff1f3-134"/><text:span text:style-name="T1">Implementación en producción:</text:span> El proyecto es una simulación académica y no constituye un despliegue institucional real en la Rama Judicial.</text:p>
        </text:list-item>
      </text:list>
      <text:p text:style-name="P23">Supuestos importantes:</text:p>
      <text:list text:style-name="L6">
        <text:list-item>
          <text:p text:style-name="P26"><text:bookmark text:name="p-rc_3623af7f372ff1f3-135"/>Se asume que la rúbrica de evaluación, aplicada por el estudiante de derecho, es consistente y minimiza la subjetividad en la codificación de los casos<text:bookmark text:name="p-rc_3623af7f372ff1f3-136"/>.</text:p>
        </text:list-item>
        <text:list-item>
          <text:p text:style-name="P26">Se presume que los datos extraídos de la Corte Constitucional y la Rama Judicial son una muestra representativa de la litigiosidad constitucional en Colombia.</text:p>
        </text:list-item>
        <text:list-item>
          <text:p text:style-name="P27"><text:bookmark text:name="p-rc_3623af7f372ff1f3-137"/>Se parte del supuesto de que el comportamiento histórico de las sentencias permitirá al modelo aprender patrones válidos para la predicción de casos futuros.</text:p>
        </text:list-item>
      </text:list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s" fo:country="CO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s" fo:country="CO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9:31:56.292619132</meta:creation-date>
    <dc:date>2026-02-22T13:20:40.570110208</dc:date>
    <meta:editing-duration>PT25M24S</meta:editing-duration>
    <meta:editing-cycles>3</meta:editing-cycles>
    <meta:generator>LibreOffice/26.2.0.3$Linux_X86_64 LibreOffice_project/620$Build-3</meta:generator>
    <meta:document-statistic meta:table-count="0" meta:image-count="0" meta:object-count="0" meta:page-count="3" meta:paragraph-count="42" meta:word-count="948" meta:character-count="6469" meta:non-whitespace-character-count="5586"/>
  </office:meta>
</office:document-meta>
</file>